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Mangal" svg:font-family="Mangal"/>
    <style:font-face style:name="Mangal1" svg:font-family="Mangal" style:font-family-generic="system" style:font-pitch="variable"/>
    <style:font-face style:name="Noto Sans CJK SC" svg:font-family="'Noto Sans CJK SC'"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top="0cm" fo:margin-bottom="0cm" style:contextual-spacing="false" fo:line-height="100%" fo:text-align="center" style:justify-single-word="false"/>
    </style:style>
    <style:style style:name="P2" style:family="paragraph" style:parent-style-name="Standard">
      <style:paragraph-properties fo:margin-top="0cm" fo:margin-bottom="0cm" style:contextual-spacing="false" fo:line-height="100%" fo:text-align="justify" style:justify-single-word="false" fo:text-indent="1cm" style:auto-text-indent="false"/>
    </style:style>
    <style:style style:name="P3" style:family="paragraph" style:parent-style-name="Standard">
      <style:paragraph-properties fo:margin-top="0cm" fo:margin-bottom="0cm" style:contextual-spacing="false" fo:line-height="100%" fo:text-align="justify" style:justify-single-word="false"/>
    </style:style>
    <style:style style:name="P4" style:family="paragraph" style:parent-style-name="Standard">
      <style:paragraph-properties fo:margin-top="0cm" fo:margin-bottom="0cm" style:contextual-spacing="false" fo:line-height="100%" fo:text-align="center" style:justify-single-word="false"/>
      <style:text-properties style:font-name="Times New Roman" fo:font-size="14pt" fo:font-weight="bold" style:font-name-asian="Calibri1" style:font-size-asian="14pt" style:font-weight-asian="bold" style:font-name-complex="Times New Roman1" style:font-size-complex="14pt"/>
    </style:style>
    <style:style style:name="P5" style:family="paragraph" style:parent-style-name="Standard">
      <style:paragraph-properties fo:text-align="justify" style:justify-single-word="false"/>
      <style:text-properties style:font-name="Times New Roman" fo:font-size="14pt" fo:font-weight="bold" style:font-name-asian="Calibri1" style:font-size-asian="14pt" style:font-weight-asian="bold" style:font-name-complex="Times New Roman1" style:font-size-complex="14pt"/>
    </style:style>
    <style:style style:name="P6" style:family="paragraph" style:parent-style-name="Standard">
      <style:paragraph-properties fo:margin-top="0cm" fo:margin-bottom="0cm" style:contextual-spacing="false" fo:line-height="100%" fo:text-align="justify" style:justify-single-word="false"/>
      <style:text-properties style:font-name="Times New Roman" fo:font-size="14pt" style:font-name-asian="Calibri1" style:font-size-asian="14pt" style:font-name-complex="Times New Roman1" style:font-size-complex="14pt"/>
    </style:style>
    <style:style style:name="P7" style:family="paragraph" style:parent-style-name="Standard">
      <style:paragraph-properties fo:line-height="106%" fo:text-align="justify" style:justify-single-word="false"/>
    </style:style>
    <style:style style:name="P8" style:family="paragraph" style:parent-style-name="Standard">
      <style:paragraph-properties fo:text-align="justify" style:justify-single-word="false"/>
      <style:text-properties fo:font-weight="bold" style:font-weight-asian="bold"/>
    </style:style>
    <style:style style:name="T1" style:family="text">
      <style:text-properties style:font-name="Times New Roman" fo:font-size="14pt" fo:font-weight="bold" style:font-name-asian="Calibri1" style:font-size-asian="14pt" style:font-weight-asian="bold" style:font-name-complex="Times New Roman1" style:font-size-complex="14pt"/>
    </style:style>
    <style:style style:name="T2" style:family="text">
      <style:text-properties style:font-name="Times New Roman" fo:font-size="14pt" fo:font-weight="bold" style:font-name-asian="Calibri1" style:font-size-asian="14pt" style:language-asian="ru" style:country-asian="RU" style:font-weight-asian="bold" style:font-name-complex="Times New Roman1" style:font-size-complex="14pt"/>
    </style:style>
    <style:style style:name="T3" style:family="text">
      <style:text-properties style:font-name="Times New Roman" fo:font-size="14pt" style:font-name-asian="Calibri1" style:font-size-asian="14pt" style:font-name-complex="Times New Roman1" style:font-size-complex="14pt"/>
    </style:style>
    <style:style style:name="T4" style:family="text">
      <style:text-properties style:font-name="Times New Roman" fo:font-size="14pt" fo:language="ru" fo:country="RU" style:font-name-asian="Calibri1" style:font-size-asian="14pt" style:font-name-complex="Times New Roman1" style:font-size-complex="14pt"/>
    </style:style>
    <style:style style:name="T5" style:family="text">
      <style:text-properties style:font-name="Calibri" style:font-name-asian="Calibri1" style:font-name-complex="Times New Roman1"/>
    </style:style>
    <style:style style:name="T6" style:family="text">
      <style:text-properties style:font-name="Calibri" fo:font-weight="bold" style:font-name-asian="Calibri1" style:font-weight-asian="bold" style:font-name-complex="Times New Roman1"/>
    </style:style>
    <style:style style:name="T7" style:family="text">
      <style:text-properties style:text-position="super 58%" style:font-name="Times New Roman" fo:font-size="14pt" style:font-name-asian="Calibri1" style:font-size-asian="14pt" style:font-name-complex="Times New Roman1" style:font-size-complex="14pt"/>
    </style:style>
    <style:style style:name="T8" style:family="text">
      <style:text-properties fo:font-weight="bold" style:font-weight-asian="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text:span text:style-name="T1">ЗВІТ СТАРОСТИ ЛАНОВЕЦЬКОЇ МІСЬКОЇ РАДИ – </text:span><text:span text:style-name="T1"/></text:p>
      <text:p text:style-name="P1" loext:marker-style-name="T2"><text:span text:style-name="T1">СІЛ </text:span><text:span text:style-name="T2">ЯКИМІВЦІ, ТАТАРИНЦІ</text:span><text:span text:style-name="T5"> </text:span><text:span text:style-name="T2">ЗА 2025 РІК</text:span></text:p>
      <text:p text:style-name="P4" loext:marker-style-name="T1"/>
      <text:p text:style-name="P2" loext:marker-style-name="T3"><text:span text:style-name="T3">Згідно із статтею 54</text:span><text:span text:style-name="T7">1</text:span><text:span text:style-name="T3"> Закону України «Про місцеве самоврядування в Україні», Положенням про старосту Лановецької міської ради, затвердженим рішенням міської ради від 18 грудня 2020 року № 27, звітую про свою роботу на посаді старости Лановецької міської ради – сіл Якимівці, Татаринці за 2025 рік. <text:s text:c="2"/></text:span></text:p>
      <text:p text:style-name="P2" loext:marker-style-name="T3"><text:span text:style-name="T3">Виконання своїх повноважень розпочала 04 грудня 2020 року на підставі рішення міської ради від 03 грудня 2020 року</text:span><text:span text:style-name="T4"> </text:span><text:span text:style-name="T3">№ 07 «Про затвердження старост».</text:span></text:p>
      <text:p text:style-name="P2" loext:marker-style-name="T3"><text:span text:style-name="T3">До складу старостинського округу входить два села – Якимівці, Татаринці, площа, якого складає 2111 га. Загальна кількість населення 989 осіб (Якимівці –</text:span><text:span text:style-name="T3"/></text:p>
      <text:p text:style-name="P3" loext:marker-style-name="T3"><text:span text:style-name="T3"><text:s/>483, Татаринці – 506). За 2025 рік народилося 5 дітей (3 хлопчики та 2 дівчинки), померло 6 осіб, домогосподарств – 311. </text:span><text:span text:style-name="T3"/></text:p>
      <text:p text:style-name="P2" loext:marker-style-name="T3"><text:span text:style-name="T3">На території старостинського округу розташовані 3 бюджетні установи:</text:span><text:span text:style-name="T3"/></text:p>
      <text:p text:style-name="P2" loext:marker-style-name="T3"><text:span text:style-name="T3">1) Якимівська філія Лановецького закладу загальної середньої освіти І-ІІІ ступенів № 2 (76 учнів);</text:span><text:span text:style-name="T3"/></text:p>
      <text:p text:style-name="P2" loext:marker-style-name="T3"><text:span text:style-name="T3">2) Якимівський комунальний заклад дошкільної освіти «Росинка» (11 вихованців);</text:span><text:span text:style-name="T3"/></text:p>
      <text:p text:style-name="P2" loext:marker-style-name="T3"><text:span text:style-name="T3">3) амбулаторія загальної практики сімейної медицини с. Якимівці.</text:span><text:span text:style-name="T3"/></text:p>
      <text:p text:style-name="P3" loext:marker-style-name="T3"><text:span text:style-name="T3"><text:s text:c="8"/>Відповідно до покладених на мене повноважень:</text:span><text:span text:style-name="T3"/></text:p>
      <text:p text:style-name="P2" loext:marker-style-name="T3"><text:span text:style-name="T3">сприяю жителям сіл у підготовці документів, здійснюю обстеження, оцінку потреб, беру учась у заходах, спрямованих на подолання складних життєвих обставин осіб, які проживають на території старостинського округу, здійснюю моніторинг за дотриманням прав і законних інтересів жителів сіл;</text:span><text:span text:style-name="T3"/></text:p>
      <text:p text:style-name="P2" loext:marker-style-name="T3"><text:span text:style-name="T3">беру участь у підготовці проєктів, які реалізуються на території сіл Якимівці та Татаринці, у підготовці проєктів рішень міської ради щодо майна, розташованого на території сіл, у здійсненні контролю за використанням об’єктів, розташованих на території сіл, в організації виконання рішень міської ради, виконавчого комітету, розпоряджень міського голови, у здійсненні контролю за станом благоустрою, за станом довкілля, об’єктів інфраструктури, громадським правопорядком та у здійсненні контрою за їх виконанням та дотриманням;</text:span><text:span text:style-name="T3"/></text:p>
      <text:p text:style-name="P2" loext:marker-style-name="T3"><text:span text:style-name="T3">вчиняю нотаріальні дії в обсягах, передбачених чинним законодавством, надаю адміністративні послуги, передбачені рішеннями Лановецької міської ради, здійснюю контроль за <text:s/>умовами утримання та виховання дітей у сім</text:span><text:span text:style-name="T4">’</text:span><text:span text:style-name="T3">ях, які перебувають в складних життєвих обставинах, складаю акти обстеження житлово-побутових умов проживання, інші акти громадянам;</text:span></text:p>
      <text:p text:style-name="P2" loext:marker-style-name="T3"><text:span text:style-name="T3">виконую доручення міської ради та її виконавчого комітету, міського голови, секретаря міської ради, співпрацюю з працівниками відділів виконавчого апарату Лановецької міської ради, з іншими установами та організаціями, які розташовані на території <text:s/>Лановецької міської ради, виконую інші обов’язки, визначені Положенням про старосту та актами міської ради;</text:span><text:span text:style-name="T3"/></text:p>
      <text:p text:style-name="P2" loext:marker-style-name="T3"><text:span text:style-name="T3">беру участь у засіданнях виконавчого комітету, пленарних засіданнях сесій міської ради, постійних комісій ради з питань, що стосуються інтересів жителів старостинського округу. </text:span><text:span text:style-name="T3"/></text:p>
      <text:p text:style-name="P2" loext:marker-style-name="T3"><text:span text:style-name="T3">по мірі можливості проходжу онлайн курси для старост з підвищення кваліфікації та покращення свого освітнього рівня. </text:span><text:span text:style-name="T3"/></text:p>
      <text:p text:style-name="P2" loext:marker-style-name="T3"><text:span text:style-name="T3">Прийом жителів здійснюється не менше як два дні на тиждень з 08:00 до 16:00 год у селі Якимівці – вівторок, четвер.</text:span><text:span text:style-name="T3"/></text:p>
      <text:p text:style-name="P2" loext:marker-style-name="T3"><text:span text:style-name="T3">За звітний період зареєстровано 750 звернень та надано послуг: </text:span><text:span text:style-name="T3"/></text:p>
      <text:p text:style-name="P2" loext:marker-style-name="T3"><text:span text:style-name="T3">1) <text:s/>25 – послуг реєстрації / зняття з реєстрації місця проживання;</text:span><text:span text:style-name="T3"/></text:p>
      <text:p text:style-name="P2" loext:marker-style-name="T3"><text:span text:style-name="T3">2) <text:s/>2 – послуги землевпорядкування та архітектури;</text:span><text:span text:style-name="T3"/></text:p>
      <text:p text:style-name="P2" loext:marker-style-name="T3"><text:span text:style-name="T3">3) <text:s/>11 – нотаріальних дій, зокрема 7 заповітів, 4 <text:s/>посвідчень підпису;</text:span><text:span text:style-name="T3"/></text:p>
      <text:p text:style-name="P2" loext:marker-style-name="T3"><text:span text:style-name="T3">4) 119 – послуг соціального характеру; </text:span><text:span text:style-name="T3"/></text:p>
      <text:p text:style-name="P2" loext:marker-style-name="T3"><text:span text:style-name="T3">5) 92 – видано витяги про зареєстрованих у приміщеннях/будинку осіб, довідок-характеристик;</text:span><text:span text:style-name="T3"/></text:p>
      <text:p text:style-name="P2" loext:marker-style-name="T3"><text:soft-page-break/><text:span text:style-name="T3">6) <text:s/>215 – видано витягів про реєстрацію місця проживання;</text:span><text:span text:style-name="T3"/></text:p>
      <text:p text:style-name="P2" loext:marker-style-name="T3"><text:span text:style-name="T3">7) <text:s/>23 – <text:s/>видано довідок із земельних питань;</text:span><text:span text:style-name="T3"/></text:p>
      <text:p text:style-name="P2" loext:marker-style-name="T3"><text:span text:style-name="T3">8) 262 – послуги, спрямовані на коригування адреси домогосподарств, надання одноразових матеріальних допомог, видалення зелених насаджень, видачу дозволу на порушення об’єкту благоустрою, соціально-правового захисту дітей та ін.;</text:span><text:span text:style-name="T3"/></text:p>
      <text:p text:style-name="P2" loext:marker-style-name="T3"><text:span text:style-name="T3">9) 1 – видано довідку <text:s/>ВПО.</text:span><text:span text:style-name="T3"/></text:p>
      <text:p text:style-name="P2" loext:marker-style-name="T3"><text:span text:style-name="T3">Протягом 2025 року на території сіл округу виконано такі заходи.</text:span><text:span text:style-name="T3"/></text:p>
      <text:p text:style-name="P2" loext:marker-style-name="T3"><text:span text:style-name="T3">Проведено роботи з благоустрою сіл: прибирання кладовищ, місць загального користування, території біля пам’ятника загиблим у Другій світовій війні, на автобусних зупинках, пофарбовано дитячий майданчик у селі Якимівці. Також здійснювалися роботи з благоустрою територій, прилеглих до адмінприміщень. </text:span><text:span text:style-name="T3"/></text:p>
      <text:p text:style-name="P2" loext:marker-style-name="T3"><text:span text:style-name="T3">За кошти бюджету Лановецької міської територіальної громади придбано та вивезено <text:s/>щебенево-піщану суміш <text:s/>для <text:s/>вирівнювання проїзної частини доріг місцевого значення <text:s/>у кількості – 200 тонн.</text:span><text:span text:style-name="T3"/></text:p>
      <text:p text:style-name="P2" loext:marker-style-name="T3"><text:span text:style-name="T3">У селах Якимівці та Татаринці два рази на місяць здійснюється вивіз ТПВ, укладено 227 договорів (110 – Якимівці, 117 – Татаринці).</text:span><text:span text:style-name="T3"/></text:p>
      <text:p text:style-name="P2" loext:marker-style-name="T3"><text:span text:style-name="T3">Протягом року один раз на місяць (четверта середа) проводився прийом громадян спеціалістами пенсійного фонду. Надійшло близько 95 <text:s/>звернень.</text:span><text:span text:style-name="T3"/></text:p>
      <text:p text:style-name="P2" loext:marker-style-name="T3"><text:span text:style-name="T3">У комунальному закладі дошкільної освіти «Росинка» обладнано місця для проживання ВПО.</text:span><text:span text:style-name="T3"/></text:p>
      <text:p text:style-name="P2" loext:marker-style-name="T3"><text:span text:style-name="T3">Протягом звітного року продовжував <text:s/>роботу клуб для людей похилого <text:s/>віку «Клуб активного довголіття».</text:span><text:span text:style-name="T3"/></text:p>
      <text:p text:style-name="P2" loext:marker-style-name="T3"><text:span text:style-name="T3">У 2025 <text:s/>році всі жителі округу постійно допомагали у волонтерській роботі. Збиралися кошти, продукти харчування, допомагали з одягом для військових, <text:s/>випікався хліб та ін. Проводилися масові благодійні заходи, концерти для допомоги військовим.</text:span><text:span text:style-name="T3"/></text:p>
      <text:p text:style-name="P2" loext:marker-style-name="T3"><text:span text:style-name="T3">На цей час в селах проживають внутрішньо переміщені особи. Людям надається безкоштовне житло, продукти харчування, засоби гігієни. <text:s/>Організацією Червоного Хреста неодноразово надавалась та надається <text:s/>гуманітарна допомога: одяг, взуття, <text:s/>продукти харчування та ін.</text:span><text:span text:style-name="T4"> Також надаються адміністративні послуги в разі потреби.</text:span></text:p>
      <text:p text:style-name="P2" loext:marker-style-name="T3"><text:span text:style-name="T3">Від початку війни із сіл старостинського округу мобілізовано більше 50 військовослужбовців, які гідно виконують свій обов’язок, <text:s/>четверо з них, на жаль, героїчно загинули, <text:s/>виконуючи свій військовий обов’язок. </text:span><text:span text:style-name="T3"/></text:p>
      <text:p text:style-name="P2" loext:marker-style-name="T3"><text:span text:style-name="T3">Постійно проводиться робота з сім</text:span><text:span text:style-name="T4">’</text:span><text:span text:style-name="T3">ями загиблих військовослужбовців. Надається допомога з оформлення документів на допомоги, виготовлення посвідчень. У селі Якимівці перейменовано три вулиці на честь загиблих військовослужбовців, відкрито три меморіальні дошки <text:s/>на честь Героїв.</text:span></text:p>
      <text:p text:style-name="P2" loext:marker-style-name="T3"><text:span text:style-name="T3">Протягом року на території округу не залишені без уваги вразливі верстви населення – одинокі громадяни, особи з інвалідністю, багатодітні сім’ї, ВПО, сім’ї військовослужбовців. Проводиться робота з допомоги інвалідам війни та <text:s/></text:span><text:bookmark-start text:name="_Hlk220407385"/><text:span text:style-name="T3">підтримки їхніх сімей</text:span><text:bookmark-end text:name="_Hlk220407385"/><text:span text:style-name="T3">.</text:span><text:span text:style-name="T3"/></text:p>
      <text:p text:style-name="P3" loext:marker-style-name="T4"><text:span text:style-name="T3"><text:s text:c="8"/></text:span><text:span text:style-name="T4">Хочу подякувати всім жителям за щоденну волонтерську працю, меценатам, які постійно надають допомогу, священослужителям церков та парафіянам за постійні молитви про наших воїнів та за Україну, сім’ям військовослужбовців за терпіння, недоспані ночі, переживання і за виховання дітей-патріотів.</text:span></text:p>
      <text:p text:style-name="P2" loext:marker-style-name="T3"><text:span text:style-name="T3">Від імені жителів старостинського округу та від себе особисто дякую виконавчому апарату Лановецької міської ради, Лановецькому КПпБ та всім працівникам бюджетних установ й організацій за допомогу та розуміння. Сподіваємося на плідну співпрацю на прийдешній Переможний рік.</text:span><text:span text:style-name="T3"/></text:p>
      <text:p text:style-name="P6" loext:marker-style-name="T3"/>
      <text:p text:style-name="P6" loext:marker-style-name="T3"/>
      <text:p text:style-name="P6" loext:marker-style-name="T3"/>
      <text:p text:style-name="P7" loext:marker-style-name="T6"><text:span text:style-name="T1">Староста<text:tab/><text:tab/><text:tab/><text:tab/><text:tab/><text:tab/><text:tab/><text:tab/> <text:s/>Антоніна ДМИТРЕНКО</text:span></text:p>
      <text:p text:style-name="P5" loext:marker-style-name="T1"/>
      <text:p text:style-name="P5" loext:marker-style-name="T1"/>
      <text:p text:style-name="P8" loext:marker-style-name="T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1" svg:font-family="Calibri"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Mangal" svg:font-family="Mangal"/>
    <style:font-face style:name="Mangal1" svg:font-family="Mangal" style:font-family-generic="system" style:font-pitch="variable"/>
    <style:font-face style:name="Noto Sans CJK SC" svg:font-family="'Noto Sans CJK SC'"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libri" fo:font-size="11pt" fo:language="uk" fo:country="UA"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Calibri" fo:font-size="11pt" fo:language="uk" fo:country="UA"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List_20_Paragraph" style:display-name="List Paragraph" style:family="paragraph" style:parent-style-name="Standard">
      <style:paragraph-properties fo:margin-left="1.27cm" fo:margin-top="0cm" fo:margin-bottom="0.282cm" style:contextual-spacing="true"/>
    </style:style>
    <style:style style:name="Balloon_20_Text" style:display-name="Balloon Text" style:family="paragraph" style:parent-style-name="Standard" loext:linked-style-name="Текст_20_у_20_виносці_20_Знак">
      <style:paragraph-properties fo:margin-top="0cm" fo:margin-bottom="0cm" style: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Default_20_Paragraph_20_Font" style:display-name="Default Paragraph Font" style:family="text"/>
    <style:style style:name="Текст_20_у_20_виносці_20_Знак" style:display-name="Текст у виносці Знак" style:family="text" style:parent-style-name="Default_20_Paragraph_20_Font" loext:linked-style-name="Balloon_20_Tex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635cm" fo:margin-left="1.884cm"/>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3.154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318cm" fo:margin-left="4.424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5.694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6.964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318cm" fo:margin-left="8.234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9.504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10.774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318cm" fo:margin-left="12.04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635cm" fo:margin-left="1.884cm"/>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635cm" fo:margin-left="3.154cm"/>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318cm" fo:margin-left="4.424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635cm" fo:margin-left="5.694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635cm" fo:margin-left="6.964cm"/>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318cm" fo:margin-left="8.234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635cm" fo:margin-left="9.504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635cm" fo:margin-left="10.774cm"/>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318cm" fo:margin-left="12.04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Тема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office:styles>
  <office:automatic-styles>
    <style:page-layout style:name="Mpm1">
      <style:page-layout-properties fo:page-width="21.001cm" fo:page-height="29.7cm" style:num-format="1" style:print-orientation="portrait" fo:margin-top="1.002cm" fo:margin-bottom="1.251cm" fo:margin-left="3cm" fo:margin-right="0.998cm" style:writing-mode="lr-tb" style:layout-grid-color="#c0c0c0" style:layout-grid-lines="43"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Usr-WK11</meta:initial-creator>
    <dc:creator>Вікторія Хом'як</dc:creator>
    <meta:editing-cycles>5</meta:editing-cycles>
    <meta:print-date>2022-01-26T13:45:00</meta:print-date>
    <meta:creation-date>2026-01-27T10:32:00</meta:creation-date>
    <dc:date>2026-01-27T12:39:00</dc:date>
    <meta:editing-duration>PT2M</meta:editing-duration>
    <meta:generator>LibreOffice/24.2.4.2$Linux_X86_64 LibreOffice_project/51a6219feb6075d9a4c46691dcfe0cd9c4fff3c2</meta:generator>
    <meta:document-statistic meta:table-count="0" meta:image-count="0" meta:object-count="0" meta:page-count="2" meta:paragraph-count="43" meta:word-count="876" meta:character-count="6734" meta:non-whitespace-character-count="5818"/>
    <meta:user-defined meta:name="AppVersion">16.0000</meta:user-defined>
    <meta:user-defined meta:name="Company">diakov.net</meta:user-defined>
    <meta:template xlink:type="simple" xlink:actuate="onRequest" xlink:title="Normal.dotm" xlink:href=""/>
  </office:meta>
</office:document-meta>
</file>